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2000000220F0656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Linux-Dateisystem</text:p>
      <text:p text:style-name="P1"/>
      <text:p text:style-name="P1">Sie haben in Ihrem Verzeichnis <text:span text:style-name="T1">~/Documents/LPIC-8</text:span> <text:line-break/>3 weitere Unterverzeichnisse (Dir1, Dir2, Dir3) und 3 Dateien (Datei1, Datei2, Datei3)</text:p>
      <text:p text:style-name="P1"><draw:frame draw:style-name="fr1" draw:name="Grafik1" text:anchor-type="paragraph" svg:x="0.201cm" svg:y="0.6cm" svg:width="16.062cm" svg:height="1.586cm" draw:z-index="0"><draw:image xlink:href="Pictures/10000000000001B2000000220F0656F4.png" xlink:type="simple" xlink:show="embed" xlink:actuate="onLoad"/></draw:frame><text:line-break/></text:p>
      <text:p text:style-name="P1">Was ist der schnellste Weg um nur die Unterverzeichnisse zu löschen?</text:p>
      <text:p text:style-name="P1"/>
      <text:p text:style-name="P1"/>
      <text:p text:style-name="P1">Sie sind in Ihrem Home-Verzeichnis.<text:line-break/>Wie können Sie sich den Inhalt aller Verzeichnisse anzeigen lassen?</text:p>
      <text:p text:style-name="P1"/>
      <text:p text:style-name="P1"/>
      <text:p text:style-name="P1">Wie können Sie sich mit ls auch versteckte Dateien anzeigen lassen ohne . und .. anzuzeigen?</text:p>
      <text:p text:style-name="P1"/>
      <text:p text:style-name="P1"/>
      <text:p text:style-name="P1">Wie kommen Sie am schnellsten von Ihrem Home- in Ihr Downloadverzeichnis?</text:p>
      <text:p text:style-name="P1"/>
      <text:p text:style-name="P1"/>
      <text:p text:style-name="P1">Erstellen Sie einen Ordner „Test“ in Ihrem Home-Verzeichnis. <text:line-break/><text:line-break/>Löschen Sie diesen Ordner wieder.<text:line-break/><text:line-break/>Wie lässt sich der gelöschte Ordner wieder herstellen?</text:p>
      <text:p text:style-name="P1"/>
      <text:p text:style-name="P1"/>
      <text:p text:style-name="P1"/>
      <text:p text:style-name="P1">Was macht der Befehl rm -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5T14:08:16.92</meta:creation-date>
    <dc:date>2019-07-16T08:35:16.76</dc:date>
    <meta:editing-duration>PT2H35M47S</meta:editing-duration>
    <meta:editing-cycles>4</meta:editing-cycles>
    <meta:generator>OpenOffice/4.1.6$Win32 OpenOffice.org_project/416m1$Build-9790</meta:generator>
    <meta:print-date>2019-07-15T16:26:26.19</meta:print-date>
    <meta:document-statistic meta:table-count="0" meta:image-count="1" meta:object-count="0" meta:page-count="1" meta:paragraph-count="9" meta:word-count="100" meta:character-count="675"/>
  </office:meta>
</office:document-meta>
</file>